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" svg:font-family="Inter, 'Inter Fallback', ui-sans-serif, system-ui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6">
      <style:text-properties fo:color="#158466" loext:opacity="100%" officeooo:rsid="000c4fb4" officeooo:paragraph-rsid="002f5b98" fo:background-color="transparent"/>
    </style:style>
    <style:style style:name="P2" style:family="paragraph" style:parent-style-name="Standard" style:list-style-name="L16">
      <style:text-properties fo:color="#158466" loext:opacity="100%" officeooo:rsid="000c4fb4" officeooo:paragraph-rsid="000c4fb4"/>
    </style:style>
    <style:style style:name="P3" style:family="paragraph" style:parent-style-name="Standard" style:list-style-name="L16">
      <style:text-properties fo:color="#158466" loext:opacity="100%" officeooo:rsid="000c4fb4" officeooo:paragraph-rsid="00221203"/>
    </style:style>
    <style:style style:name="P4" style:family="paragraph" style:parent-style-name="Standard" style:list-style-name="L16">
      <style:text-properties fo:color="#158466" loext:opacity="100%" officeooo:rsid="000c4fb4" officeooo:paragraph-rsid="0023bab1"/>
    </style:style>
    <style:style style:name="P5" style:family="paragraph" style:parent-style-name="Standard" style:list-style-name="L16">
      <style:text-properties fo:color="#c9211e" loext:opacity="100%" fo:font-weight="bold" officeooo:rsid="000c4fb4" officeooo:paragraph-rsid="000c4fb4" fo:background-color="transparent" style:font-weight-asian="bold" style:font-weight-complex="bold"/>
    </style:style>
    <style:style style:name="P6" style:family="paragraph" style:parent-style-name="Standard" style:list-style-name="L16">
      <style:text-properties fo:color="#c9211e" loext:opacity="100%" fo:font-weight="bold" officeooo:rsid="000c4fb4" officeooo:paragraph-rsid="001ee731" fo:background-color="transparent" style:font-weight-asian="bold" style:font-weight-complex="bold"/>
    </style:style>
    <style:style style:name="P7" style:family="paragraph" style:parent-style-name="Standard" style:list-style-name="L16">
      <style:text-properties fo:color="#c9211e" loext:opacity="100%" fo:font-weight="bold" officeooo:rsid="000c4fb4" officeooo:paragraph-rsid="000c7343" fo:background-color="transparent" style:font-weight-asian="bold" style:font-weight-complex="bold"/>
    </style:style>
    <style:style style:name="P8" style:family="paragraph" style:parent-style-name="Standard" style:list-style-name="L15">
      <style:text-properties fo:color="#c9211e" loext:opacity="100%" fo:font-weight="bold" officeooo:rsid="000c4fb4" officeooo:paragraph-rsid="000c4fb4" fo:background-color="transparent" style:font-weight-asian="bold" style:font-weight-complex="bold"/>
    </style:style>
    <style:style style:name="P9" style:family="paragraph" style:parent-style-name="Standard" style:list-style-name="L16">
      <style:text-properties fo:color="#c9211e" loext:opacity="100%" fo:font-weight="bold" officeooo:rsid="000c7343" officeooo:paragraph-rsid="000c7343" fo:background-color="transparent" style:font-weight-asian="bold" style:font-weight-complex="bold"/>
    </style:style>
    <style:style style:name="P10" style:family="paragraph" style:parent-style-name="Standard" style:list-style-name="L15">
      <style:text-properties fo:color="#c9211e" loext:opacity="100%" fo:font-weight="bold" officeooo:rsid="000c4fb4" officeooo:paragraph-rsid="000c4fb4" style:font-weight-asian="bold" style:font-weight-complex="bold"/>
    </style:style>
    <style:style style:name="P11" style:family="paragraph" style:parent-style-name="Standard" style:list-style-name="L15">
      <style:text-properties officeooo:rsid="000c4fb4" officeooo:paragraph-rsid="000c4fb4"/>
    </style:style>
    <style:style style:name="P12" style:family="paragraph" style:parent-style-name="Standard" style:list-style-name="L15">
      <style:text-properties officeooo:rsid="000c4fb4" officeooo:paragraph-rsid="002d3464"/>
    </style:style>
    <style:style style:name="P13" style:family="paragraph" style:parent-style-name="Standard" style:list-style-name="L16">
      <style:text-properties officeooo:rsid="000c4fb4" officeooo:paragraph-rsid="000c4fb4"/>
    </style:style>
    <style:style style:name="P14" style:family="paragraph" style:parent-style-name="Standard" style:list-style-name="L16">
      <style:text-properties officeooo:rsid="000c4fb4" officeooo:paragraph-rsid="0023ae8f"/>
    </style:style>
    <style:style style:name="P15" style:family="paragraph" style:parent-style-name="Standard" style:list-style-name="L16">
      <style:text-properties officeooo:rsid="000c4fb4" officeooo:paragraph-rsid="000c7343"/>
    </style:style>
    <style:style style:name="P16" style:family="paragraph" style:parent-style-name="Standard" style:list-style-name="L16">
      <style:text-properties officeooo:paragraph-rsid="000c4fb4"/>
    </style:style>
    <style:style style:name="P17" style:family="paragraph" style:parent-style-name="Standard" style:list-style-name="L16">
      <style:text-properties officeooo:rsid="000c4fb4" officeooo:paragraph-rsid="000c4fb4" fo:background-color="transparent"/>
    </style:style>
    <style:style style:name="P18" style:family="paragraph" style:parent-style-name="Standard" style:list-style-name="L16">
      <style:text-properties fo:color="#000080" loext:opacity="100%" officeooo:rsid="000c4fb4" officeooo:paragraph-rsid="000c4fb4" fo:background-color="transparent"/>
    </style:style>
    <style:style style:name="P19" style:family="paragraph" style:parent-style-name="Standard" style:list-style-name="L16">
      <style:text-properties fo:color="#000080" loext:opacity="100%" officeooo:rsid="000c4fb4" officeooo:paragraph-rsid="000c7343" fo:background-color="transparent"/>
    </style:style>
    <style:style style:name="P20" style:family="paragraph" style:parent-style-name="Standard" style:list-style-name="L15">
      <style:text-properties fo:color="#000080" loext:opacity="100%" officeooo:rsid="000c4fb4" officeooo:paragraph-rsid="000c4fb4" fo:background-color="transparent"/>
    </style:style>
    <style:style style:name="P21" style:family="paragraph" style:parent-style-name="Standard" style:list-style-name="L16">
      <style:text-properties fo:color="#000080" loext:opacity="100%" officeooo:rsid="000c4fb4" officeooo:paragraph-rsid="000c4fb4" fo:background-color="#ff8000"/>
    </style:style>
    <style:style style:name="P22" style:family="paragraph" style:parent-style-name="Standard" style:list-style-name="L16">
      <style:text-properties fo:color="#000080" loext:opacity="100%" officeooo:rsid="000c4fb4" officeooo:paragraph-rsid="001aea64"/>
    </style:style>
    <style:style style:name="P23" style:family="paragraph" style:parent-style-name="Standard" style:list-style-name="L16">
      <style:text-properties fo:color="#000080" loext:opacity="100%" officeooo:rsid="000c4fb4" officeooo:paragraph-rsid="000c4fb4"/>
    </style:style>
    <style:style style:name="P24" style:family="paragraph" style:parent-style-name="Standard" style:list-style-name="L16">
      <style:text-properties fo:color="#000080" loext:opacity="100%" officeooo:rsid="000c4fb4" officeooo:paragraph-rsid="001c8856"/>
    </style:style>
    <style:style style:name="P25" style:family="paragraph" style:parent-style-name="Standard" style:list-style-name="L16">
      <style:text-properties fo:color="#000080" loext:opacity="100%" officeooo:rsid="000c4fb4" officeooo:paragraph-rsid="001ee731"/>
    </style:style>
    <style:style style:name="P26" style:family="paragraph" style:parent-style-name="Standard" style:list-style-name="L16">
      <style:text-properties fo:color="#000080" loext:opacity="100%" officeooo:rsid="000c4fb4" officeooo:paragraph-rsid="00227a17"/>
    </style:style>
    <style:style style:name="P27" style:family="paragraph" style:parent-style-name="Standard" style:list-style-name="L16">
      <style:text-properties fo:color="#000080" loext:opacity="100%" officeooo:rsid="000c4fb4" officeooo:paragraph-rsid="00221203"/>
    </style:style>
    <style:style style:name="P28" style:family="paragraph" style:parent-style-name="Standard" style:list-style-name="L16">
      <style:text-properties fo:color="#000080" loext:opacity="100%" officeooo:rsid="000c4fb4" officeooo:paragraph-rsid="0023bab1"/>
    </style:style>
    <style:style style:name="P29" style:family="paragraph" style:parent-style-name="Standard" style:list-style-name="L16">
      <style:text-properties fo:color="#000080" loext:opacity="100%" officeooo:rsid="000c4fb4" officeooo:paragraph-rsid="002c1a8a"/>
    </style:style>
    <style:style style:name="P30" style:family="paragraph" style:parent-style-name="Standard" style:list-style-name="L16">
      <style:text-properties fo:color="#000080" loext:opacity="100%" officeooo:rsid="000c4fb4" officeooo:paragraph-rsid="00300a40"/>
    </style:style>
    <style:style style:name="P31" style:family="paragraph" style:parent-style-name="Standard" style:list-style-name="L15">
      <style:text-properties fo:color="#000080" loext:opacity="100%" officeooo:rsid="000c4fb4" officeooo:paragraph-rsid="000c4fb4"/>
    </style:style>
    <style:style style:name="P32" style:family="paragraph" style:parent-style-name="Standard" style:list-style-name="L15">
      <style:text-properties fo:color="#000080" loext:opacity="100%" officeooo:rsid="000c4fb4" officeooo:paragraph-rsid="002d3464"/>
    </style:style>
    <style:style style:name="P33" style:family="paragraph" style:parent-style-name="Standard" style:list-style-name="L16">
      <style:text-properties fo:color="#000080" loext:opacity="100%" officeooo:rsid="001ee731" officeooo:paragraph-rsid="001ee731"/>
    </style:style>
    <style:style style:name="P34" style:family="paragraph" style:parent-style-name="Standard" style:list-style-name="L16">
      <style:text-properties fo:color="#000080" loext:opacity="100%" fo:font-weight="normal" officeooo:rsid="002f5b98" officeooo:paragraph-rsid="002f5b98" fo:background-color="transparent" style:font-weight-asian="normal" style:font-weight-complex="normal"/>
    </style:style>
    <style:style style:name="P35" style:family="paragraph" style:parent-style-name="Standard" style:list-style-name="L16">
      <style:text-properties fo:color="#ff8000" loext:opacity="100%" fo:font-weight="bold" officeooo:rsid="000c4fb4" officeooo:paragraph-rsid="000c4fb4" style:font-weight-asian="bold" style:font-weight-complex="bold"/>
    </style:style>
    <style:style style:name="P36" style:family="paragraph" style:parent-style-name="Text_20_body" style:list-style-name="L16">
      <style:text-properties officeooo:paragraph-rsid="000c4fb4"/>
    </style:style>
    <style:style style:name="P37" style:family="paragraph" style:parent-style-name="Text_20_body" style:list-style-name="L16">
      <style:paragraph-properties fo:margin-top="0in" fo:margin-bottom="0in" style:contextual-spacing="false"/>
    </style:style>
    <style:style style:name="P38" style:family="paragraph" style:parent-style-name="Text_20_body" style:list-style-name="L16"/>
    <style:style style:name="T1" style:family="text">
      <style:text-properties officeooo:rsid="000c7343"/>
    </style:style>
    <style:style style:name="T2" style:family="text">
      <style:text-properties officeooo:rsid="0016693e"/>
    </style:style>
    <style:style style:name="T3" style:family="text">
      <style:text-properties officeooo:rsid="001c8856"/>
    </style:style>
    <style:style style:name="T4" style:family="text">
      <style:text-properties fo:background-color="#ffffd7" loext:char-shading-value="0"/>
    </style:style>
    <style:style style:name="T5" style:family="text">
      <style:text-properties officeooo:rsid="001ee731"/>
    </style:style>
    <style:style style:name="T6" style:family="text">
      <style:text-properties fo:color="#158466" loext:opacity="100%"/>
    </style:style>
    <style:style style:name="T7" style:family="text">
      <style:text-properties fo:color="#158466" loext:opacity="100%" officeooo:rsid="00221203"/>
    </style:style>
    <style:style style:name="T8" style:family="text">
      <style:text-properties fo:color="#158466" loext:opacity="100%" officeooo:rsid="0023ae8f"/>
    </style:style>
    <style:style style:name="T9" style:family="text">
      <style:text-properties fo:color="#158466" loext:opacity="100%" fo:font-weight="normal" style:font-weight-asian="normal" style:font-weight-complex="normal" loext:padding="0in" loext:border="none"/>
    </style:style>
    <style:style style:name="T10" style:family="text">
      <style:text-properties fo:color="#158466" loext:opacity="100%" fo:font-weight="normal" officeooo:rsid="000c4fb4" style:font-weight-asian="normal" style:font-weight-complex="normal" loext:padding="0in" loext:border="none"/>
    </style:style>
    <style:style style:name="T11" style:family="text">
      <style:text-properties fo:color="#158466" loext:opacity="100%" style:font-name="Liberation Serif" loext:padding="0in" loext:border="none"/>
    </style:style>
    <style:style style:name="T12" style:family="text">
      <style:text-properties fo:color="#158466" loext:opacity="100%" fo:font-weight="bold" style:font-weight-asian="bold" style:font-weight-complex="bold"/>
    </style:style>
    <style:style style:name="T13" style:family="text">
      <style:text-properties fo:font-variant="normal" fo:text-transform="none" style:font-name="Liberation Serif" fo:font-size="12pt" fo:letter-spacing="normal" fo:font-style="normal" fo:font-weight="normal"/>
    </style:style>
    <style:style style:name="T14" style:family="text">
      <style:text-properties fo:font-variant="normal" fo:text-transform="none" style:font-name="Liberation Serif" fo:letter-spacing="normal"/>
    </style:style>
    <style:style style:name="T15" style:family="text">
      <style:text-properties fo:font-variant="normal" fo:text-transform="none" style:font-name="Liberation Serif" fo:font-size="12pt" fo:letter-spacing="normal" fo:font-style="normal" fo:font-weight="normal"/>
    </style:style>
    <style:style style:name="T16" style:family="text">
      <style:text-properties fo:font-variant="normal" fo:text-transform="none" style:font-name="Liberation Serif" fo:font-size="12pt" fo:letter-spacing="normal" fo:font-style="normal" fo:font-weight="normal" fo:background-color="#fff5ce" loext:char-shading-value="0"/>
    </style:style>
    <style:style style:name="T17" style:family="text">
      <style:text-properties fo:font-variant="normal" fo:text-transform="none" style:font-name="Liberation Serif" fo:font-size="12pt" fo:letter-spacing="normal" fo:font-style="normal" fo:font-weight="normal" fo:background-color="#fff5ce" loext:char-shading-value="0"/>
    </style:style>
    <style:style style:name="T18" style:family="text">
      <style:text-properties fo:font-variant="normal" fo:text-transform="none" style:font-name="Liberation Serif" fo:letter-spacing="normal"/>
    </style:style>
    <style:style style:name="T19" style:family="text">
      <style:text-properties fo:font-variant="normal" fo:text-transform="none" fo:color="#158466" loext:opacity="100%" style:font-name="Liberation Serif" fo:font-size="12pt" fo:letter-spacing="normal" fo:font-style="normal" fo:font-weight="normal"/>
    </style:style>
    <style:style style:name="T20" style:family="text">
      <style:text-properties fo:font-variant="normal" fo:text-transform="none" fo:color="#158466" loext:opacity="100%" style:font-name="Liberation Serif" fo:letter-spacing="normal"/>
    </style:style>
    <style:style style:name="T21" style:family="text">
      <style:text-properties fo:font-variant="normal" fo:text-transform="none" fo:color="#000080" loext:opacity="100%" style:font-name="Liberation Serif" fo:font-size="12pt" fo:letter-spacing="normal" fo:font-style="normal" fo:font-weight="normal"/>
    </style:style>
    <style:style style:name="T22" style:family="text">
      <style:text-properties fo:font-variant="normal" fo:text-transform="none" fo:color="#000080" loext:opacity="100%" style:font-name="Liberation Serif" fo:letter-spacing="normal"/>
    </style:style>
    <style:style style:name="T23" style:family="text">
      <style:text-properties fo:font-variant="normal" fo:text-transform="none" fo:color="#000080" loext:opacity="100%" style:font-name="Liberation Serif" fo:font-size="12pt" fo:letter-spacing="normal" fo:font-style="normal" fo:font-weight="normal"/>
    </style:style>
    <style:style style:name="T24" style:family="text">
      <style:text-properties fo:font-variant="normal" fo:text-transform="none" fo:color="#000080" loext:opacity="100%" style:font-name="Liberation Serif" fo:letter-spacing="normal"/>
    </style:style>
    <style:style style:name="T25" style:family="text">
      <style:text-properties officeooo:rsid="0020cd1e"/>
    </style:style>
    <style:style style:name="T26" style:family="text">
      <style:text-properties officeooo:rsid="00221203"/>
    </style:style>
    <style:style style:name="T27" style:family="text">
      <style:text-properties officeooo:rsid="00227a17"/>
    </style:style>
    <style:style style:name="T28" style:family="text">
      <style:text-properties officeooo:rsid="000c4fb4" loext:padding="0in" loext:border="none"/>
    </style:style>
    <style:style style:name="T29" style:family="text">
      <style:text-properties officeooo:rsid="00250fcb"/>
    </style:style>
    <style:style style:name="T30" style:family="text">
      <style:text-properties style:font-name="Liberation Serif" loext:padding="0in" loext:border="none"/>
    </style:style>
    <style:style style:name="T31" style:family="text">
      <style:text-properties officeooo:rsid="002c1a8a"/>
    </style:style>
    <style:style style:name="T32" style:family="text">
      <style:text-properties fo:font-weight="normal" officeooo:rsid="000c4fb4" style:font-weight-asian="normal" style:font-weight-complex="normal" loext:padding="0in" loext:border="none"/>
    </style:style>
    <style:style style:name="T33" style:family="text">
      <style:text-properties fo:font-weight="normal" style:font-weight-asian="normal" style:font-weight-complex="normal" loext:padding="0in" loext:border="none"/>
    </style:style>
    <style:style style:name="T34" style:family="text">
      <style:text-properties style:font-name="Liberation Serif" loext:padding="0in" loext:border="none"/>
    </style:style>
    <style:style style:name="T35" style:family="text">
      <style:text-properties fo:background-color="#fff5ce" loext:char-shading-value="0"/>
    </style:style>
    <style:style style:name="T36" style:family="text">
      <style:text-properties fo:background-color="#fff5ce" loext:char-shading-value="0"/>
    </style:style>
    <style:style style:name="T37" style:family="text">
      <style:text-properties officeooo:rsid="002f5b98" fo:background-color="#fff5ce" loext:char-shading-value="0"/>
    </style:style>
    <style:style style:name="T38" style:family="text">
      <style:text-properties officeooo:rsid="002f5b98" fo:background-color="#fff5ce" loext:char-shading-value="0"/>
    </style:style>
    <style:style style:name="T39" style:family="text">
      <style:text-properties fo:color="#000080" loext:opacity="100%"/>
    </style:style>
    <style:style style:name="T40" style:family="text">
      <style:text-properties fo:color="#000080" loext:opacity="100%" fo:font-weight="normal" style:font-weight-asian="normal" style:font-weight-complex="normal"/>
    </style:style>
    <style:style style:name="T41" style:family="text">
      <style:text-properties fo:color="#000080" loext:opacity="100%" fo:font-weight="normal" officeooo:rsid="000c4fb4" style:font-weight-asian="normal" style:font-weight-complex="normal" loext:padding="0in" loext:border="none"/>
    </style:style>
    <style:style style:name="T42" style:family="text">
      <style:text-properties fo:color="#000080" loext:opacity="100%" fo:font-weight="normal" style:font-weight-asian="normal" style:font-weight-complex="normal" loext:padding="0in" loext:border="none"/>
    </style:style>
    <style:style style:name="T43" style:family="text">
      <style:text-properties fo:color="#000080" loext:opacity="100%" fo:background-color="#fff5ce" loext:char-shading-value="0"/>
    </style:style>
    <style:style style:name="T44" style:family="text">
      <style:text-properties fo:color="#000080" loext:opacity="100%" fo:background-color="#fff5ce" loext:char-shading-value="0"/>
    </style:style>
    <style:style style:name="T45" style:family="text">
      <style:text-properties fo:color="#000080" loext:opacity="100%" officeooo:rsid="00221203"/>
    </style:style>
    <style:style style:name="T46" style:family="text">
      <style:text-properties fo:color="#000080" loext:opacity="100%" officeooo:rsid="0023ae8f"/>
    </style:style>
    <style:style style:name="T47" style:family="text">
      <style:text-properties fo:color="#000080" loext:opacity="100%" style:font-name="Liberation Serif" loext:padding="0in" loext:border="none"/>
    </style:style>
    <style:style style:name="T48" style:family="text">
      <style:text-properties fo:color="#000080" loext:opacity="100%" officeooo:rsid="000c4fb4" loext:padding="0in" loext:border="none"/>
    </style:style>
    <style:style style:name="T49" style:family="text">
      <style:text-properties fo:color="#000080" loext:opacity="100%" style:font-name="Liberation Serif" loext:padding="0in" loext:border="none"/>
    </style:style>
    <style:style style:name="T50" style:family="text">
      <style:text-properties officeooo:rsid="002f5b98"/>
    </style:style>
    <style:style style:name="T51" style:family="text">
      <style:text-properties officeooo:rsid="0023ae8f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6">
        <text:list-item>
          <text:p text:style-name="P13"><office:annotation loext:resolved="false"><dc:creator>Unknown Author</dc:creator><dc:date>2024-08-20T05:12:08.747761781</dc:date><text:p text:style-name="Comment">--Create 2 users (bad user – islam user)</text:p><text:p text:style-name="Comment">--Create 2 groups(pgroup-badgroup)</text:p><text:p text:style-name="Comment">--Add islam to pgroup</text:p><text:p text:style-name="Comment">--Modify islam’s password</text:p><text:p text:style-name="Comment">--Modify password to make it expire in 30 days </text:p><text:p text:style-name="Comment">--Lock baduser so he can not login</text:p><text:p text:style-name="Comment">--Delete baduser </text:p><text:p text:style-name="Comment">--Delete badgroub</text:p><text:p text:style-name="Comment">--Create folder named myteam in my home d-directory and give the owner reed only permission .</text:p><text:p text:style-name="Comment">--Log out from original account then login to islam account and try to access myteam directory by cd command .</text:p><text:p text:style-name="Comment">--Create oldpaswwd file and give islam read and write permission and the group write and execute only for others using chmod in 2 different ways .</text:p><text:p text:style-name="Comment"><text:s/></text:p><text:p text:style-name="Comment"/><text:p text:style-name="Comment"/></office:annotation>LABS:</text:p>
        </text:list-item>
        <text:list-item>
          <text:p text:style-name="P17"/>
        </text:list-item>
        <text:list-item>
          <text:p text:style-name="P5">Create a user account with the following attribute</text:p>
        </text:list-item>
        <text:list-item>
          <text:p text:style-name="P5"> username: <text:span text:style-name="T2">islam</text:span></text:p>
        </text:list-item>
        <text:list-item>
          <text:p text:style-name="P5"> Fullname/comment: <text:span text:style-name="T2">islam yahia</text:span></text:p>
        </text:list-item>
        <text:list-item>
          <text:p text:style-name="P5"> Password: <text:span text:style-name="T2">islam</text:span></text:p>
        </text:list-item>
        <text:list-item>
          <text:p text:style-name="P18"><text:span text:style-name="T36">ola-youssef@oy-pc:~$</text:span> sudo adduser islam <text:s text:c="2"/></text:p>
        </text:list-item>
        <text:list-item>
          <text:p text:style-name="P18">[sudo] password for ola-youssef: </text:p>
        </text:list-item>
        <text:list-item>
          <text:p text:style-name="P18">info: Adding user `islam' ...</text:p>
        </text:list-item>
        <text:list-item>
          <text:p text:style-name="P18">info: Selecting UID/GID from range 1000 to 59999 ...</text:p>
        </text:list-item>
        <text:list-item>
          <text:p text:style-name="P18">info: Adding new group `islam' (1001) ...</text:p>
        </text:list-item>
        <text:list-item>
          <text:p text:style-name="P18">info: Adding new user `islam' (1001) with group `islam (1001)' ...</text:p>
        </text:list-item>
        <text:list-item>
          <text:p text:style-name="P18">info: Creating home directory `/home/islam' ...</text:p>
        </text:list-item>
        <text:list-item>
          <text:p text:style-name="P18">info: Copying files from `/etc/skel' ...</text:p>
        </text:list-item>
        <text:list-item>
          <text:p text:style-name="P18">New password: </text:p>
        </text:list-item>
        <text:list-item>
          <text:p text:style-name="P18">BAD PASSWORD: The password is shorter than 8 characters</text:p>
        </text:list-item>
        <text:list-item>
          <text:p text:style-name="P18">Retype new password: </text:p>
        </text:list-item>
        <text:list-item>
          <text:p text:style-name="P18">Sorry, passwords do not match.</text:p>
        </text:list-item>
        <text:list-item>
          <text:p text:style-name="P18">New password: </text:p>
        </text:list-item>
        <text:list-item>
          <text:p text:style-name="P18">BAD PASSWORD: The password is shorter than 8 characters</text:p>
        </text:list-item>
        <text:list-item>
          <text:p text:style-name="P18">Retype new password: </text:p>
        </text:list-item>
        <text:list-item>
          <text:p text:style-name="P18">passwd: password updated successfully</text:p>
        </text:list-item>
        <text:list-item>
          <text:p text:style-name="P18">Changing the user information for islam</text:p>
        </text:list-item>
        <text:list-item>
          <text:p text:style-name="P18">Enter the new value, or press ENTER for the default</text:p>
        </text:list-item>
        <text:list-item>
          <text:p text:style-name="P18">Full Name []: islam yahia</text:p>
        </text:list-item>
        <text:list-item>
          <text:p text:style-name="P18">Room Number []: </text:p>
        </text:list-item>
        <text:list-item>
          <text:p text:style-name="P18">Work Phone []: </text:p>
        </text:list-item>
        <text:list-item>
          <text:p text:style-name="P18">Home Phone []: </text:p>
        </text:list-item>
        <text:list-item>
          <text:p text:style-name="P18">Other []: </text:p>
        </text:list-item>
        <text:list-item>
          <text:p text:style-name="P18">Is the information correct? [Y/n] y</text:p>
        </text:list-item>
        <text:list-item>
          <text:p text:style-name="P18">info: Adding new user `islam' to supplemental / extra groups `users' ...</text:p>
        </text:list-item>
        <text:list-item>
          <text:p text:style-name="P18">info: Adding user `islam' to group `users' ...</text:p>
        </text:list-item>
        <text:list-item>
          <text:p text:style-name="P5">Create a user account with the following attribute</text:p>
        </text:list-item>
        <text:list-item>
          <text:p text:style-name="P5"> Username: baduser</text:p>
        </text:list-item>
        <text:list-item>
          <text:p text:style-name="P5"> Full name/comment: Bad User</text:p>
        </text:list-item>
        <text:list-item>
          <text:p text:style-name="P5"> Password: baduser</text:p>
        </text:list-item>
        <text:list-item>
          <text:p text:style-name="P18"><text:span text:style-name="T36">ola-youssef@oy-pc:~$</text:span> sudo adduser baduser</text:p>
        </text:list-item>
        <text:list-item>
          <text:p text:style-name="P18">info: Adding user `baduser' ...</text:p>
        </text:list-item>
        <text:list-item>
          <text:p text:style-name="P18">info: Selecting UID/GID from range 1000 to 59999 ...</text:p>
        </text:list-item>
        <text:list-item>
          <text:p text:style-name="P18">info: Adding new group `baduser' (1002) ...</text:p>
        </text:list-item>
        <text:list-item>
          <text:p text:style-name="P18">info: Adding new user `baduser' (1002) with group `baduser (1002)' ...</text:p>
        </text:list-item>
        <text:list-item>
          <text:p text:style-name="P18">info: Creating home directory `/home/baduser' ...</text:p>
        </text:list-item>
        <text:list-item>
          <text:p text:style-name="P18">info: Copying files from `/etc/skel' ...</text:p>
        </text:list-item>
        <text:list-item>
          <text:p text:style-name="P18">New password: </text:p>
        </text:list-item>
        <text:list-item>
          <text:p text:style-name="P18">BAD PASSWORD: The password is shorter than 8 characters</text:p>
        </text:list-item>
        <text:list-item>
          <text:p text:style-name="P18">Retype new password: </text:p>
        </text:list-item>
        <text:list-item>
          <text:p text:style-name="P18">passwd: password updated successfully</text:p>
        </text:list-item>
        <text:list-item>
          <text:p text:style-name="P18">Changing the user information for baduser</text:p>
        </text:list-item>
        <text:list-item>
          <text:p text:style-name="P18">Enter the new value, or press ENTER for the default</text:p>
        </text:list-item>
        <text:list-item>
          <text:p text:style-name="P18">Full Name []: Bad User</text:p>
        </text:list-item>
        <text:list-item>
          <text:p text:style-name="P18">Room Number []: </text:p>
        </text:list-item>
        <text:list-item>
          <text:p text:style-name="P18">Work Phone []: </text:p>
        </text:list-item>
        <text:list-item>
          <text:p text:style-name="P18"><text:soft-page-break/>Home Phone []: </text:p>
        </text:list-item>
        <text:list-item>
          <text:p text:style-name="P18">Other []: </text:p>
        </text:list-item>
        <text:list-item>
          <text:p text:style-name="P18">Is the information correct? [Y/n] y</text:p>
        </text:list-item>
        <text:list-item>
          <text:p text:style-name="P18">info: Adding new user `baduser' to supplemental / extra groups `users' ...</text:p>
        </text:list-item>
        <text:list-item>
          <text:p text:style-name="P18">info: Adding user `baduser' to group `users' ...</text:p>
        </text:list-item>
        <text:list-item>
          <text:p text:style-name="P5">Create a supplementary (Secondary) group called pgroup with group ID of 30000</text:p>
        </text:list-item>
        <text:list-item>
          <text:p text:style-name="P18"><text:span text:style-name="T36">ola-youssef@oy-pc:~$</text:span> sudo groupadd -g 30000 pgroup</text:p>
        </text:list-item>
        <text:list-item>
          <text:p text:style-name="P18"><text:span text:style-name="T36">ola-youssef@oy-pc:~$</text:span> groups</text:p>
        </text:list-item>
        <text:list-item>
          <text:p text:style-name="P18">ola-youssef adm cdrom sudo dip plugdev users lpadmin docker</text:p>
        </text:list-item>
        <text:list-item>
          <text:p text:style-name="P18"><text:span text:style-name="T36">ola-youssef@oy-pc:~$</text:span> groups pgroup <text:s/></text:p>
        </text:list-item>
        <text:list-item>
          <text:p text:style-name="P18">groups: ‘pgroup’: no such user</text:p>
        </text:list-item>
        <text:list-item>
          <text:p text:style-name="P18"><text:span text:style-name="T36">ola-youssef@oy-pc:~$</text:span> getent group pgroup</text:p>
        </text:list-item>
        <text:list-item>
          <text:p text:style-name="P18">pgroup:x:30000:</text:p>
        </text:list-item>
        <text:list-item>
          <text:p text:style-name="P18"><text:span text:style-name="T36">ola-youssef@oy-pc:~$</text:span> cat /etc/group</text:p>
        </text:list-item>
        <text:list-item>
          <text:p text:style-name="P18">root:x:0:</text:p>
        </text:list-item>
        <text:list-item>
          <text:p text:style-name="P18">daemon:x:1:</text:p>
        </text:list-item>
        <text:list-item>
          <text:p text:style-name="P18">bin:x:2:</text:p>
        </text:list-item>
        <text:list-item>
          <text:p text:style-name="P18">sys:x:3:</text:p>
        </text:list-item>
        <text:list-item>
          <text:p text:style-name="P18">adm:x:4:syslog,ola-youssef</text:p>
        </text:list-item>
        <text:list-item>
          <text:p text:style-name="P18">tty:x:5:</text:p>
        </text:list-item>
        <text:list-item>
          <text:p text:style-name="P18">disk:x:6:</text:p>
        </text:list-item>
        <text:list-item>
          <text:p text:style-name="P18">lp:x:7:</text:p>
        </text:list-item>
        <text:list-item>
          <text:p text:style-name="P18">mail:x:8:</text:p>
        </text:list-item>
        <text:list-item>
          <text:p text:style-name="P18">news:x:9:</text:p>
        </text:list-item>
        <text:list-item>
          <text:p text:style-name="P18">uucp:x:10:</text:p>
        </text:list-item>
        <text:list-item>
          <text:p text:style-name="P18">man:x:12:</text:p>
        </text:list-item>
        <text:list-item>
          <text:p text:style-name="P18">proxy:x:13:</text:p>
        </text:list-item>
        <text:list-item>
          <text:p text:style-name="P18">kmem:x:15:</text:p>
        </text:list-item>
        <text:list-item>
          <text:p text:style-name="P18">dialout:x:20:</text:p>
        </text:list-item>
        <text:list-item>
          <text:p text:style-name="P18">fax:x:21:</text:p>
        </text:list-item>
        <text:list-item>
          <text:p text:style-name="P18">voice:x:22:</text:p>
        </text:list-item>
        <text:list-item>
          <text:p text:style-name="P18">cdrom:x:24:ola-youssef</text:p>
        </text:list-item>
        <text:list-item>
          <text:p text:style-name="P18">floppy:x:25:</text:p>
        </text:list-item>
        <text:list-item>
          <text:p text:style-name="P18">tape:x:26:</text:p>
        </text:list-item>
        <text:list-item>
          <text:p text:style-name="P18">sudo:x:27:ola-youssef</text:p>
        </text:list-item>
        <text:list-item>
          <text:p text:style-name="P18">audio:x:29:</text:p>
        </text:list-item>
        <text:list-item>
          <text:p text:style-name="P18">dip:x:30:ola-youssef</text:p>
        </text:list-item>
        <text:list-item>
          <text:p text:style-name="P18">www-data:x:33:</text:p>
        </text:list-item>
        <text:list-item>
          <text:p text:style-name="P18">backup:x:34:</text:p>
        </text:list-item>
        <text:list-item>
          <text:p text:style-name="P18">operator:x:37:</text:p>
        </text:list-item>
        <text:list-item>
          <text:p text:style-name="P18">list:x:38:</text:p>
        </text:list-item>
        <text:list-item>
          <text:p text:style-name="P18">irc:x:39:</text:p>
        </text:list-item>
        <text:list-item>
          <text:p text:style-name="P18">src:x:40:</text:p>
        </text:list-item>
        <text:list-item>
          <text:p text:style-name="P18">shadow:x:42:</text:p>
        </text:list-item>
        <text:list-item>
          <text:p text:style-name="P18">utmp:x:43:</text:p>
        </text:list-item>
        <text:list-item>
          <text:p text:style-name="P18">video:x:44:</text:p>
        </text:list-item>
        <text:list-item>
          <text:p text:style-name="P18">sasl:x:45:</text:p>
        </text:list-item>
        <text:list-item>
          <text:p text:style-name="P18">plugdev:x:46:ola-youssef</text:p>
        </text:list-item>
        <text:list-item>
          <text:p text:style-name="P18">staff:x:50:</text:p>
        </text:list-item>
        <text:list-item>
          <text:p text:style-name="P18">games:x:60:</text:p>
        </text:list-item>
        <text:list-item>
          <text:p text:style-name="P18">users:x:100:ola-youssef,islam,baduser</text:p>
        </text:list-item>
        <text:list-item>
          <text:p text:style-name="P18">nogroup:x:65534:</text:p>
        </text:list-item>
        <text:list-item>
          <text:p text:style-name="P18"><text:soft-page-break/>systemd-journal:x:999:</text:p>
        </text:list-item>
        <text:list-item>
          <text:p text:style-name="P18">systemd-network:x:998:</text:p>
        </text:list-item>
        <text:list-item>
          <text:p text:style-name="P18">crontab:x:997:</text:p>
        </text:list-item>
        <text:list-item>
          <text:p text:style-name="P18">systemd-timesync:x:996:</text:p>
        </text:list-item>
        <text:list-item>
          <text:p text:style-name="P18">input:x:995:</text:p>
        </text:list-item>
        <text:list-item>
          <text:p text:style-name="P18">sgx:x:994:</text:p>
        </text:list-item>
        <text:list-item>
          <text:p text:style-name="P18">kvm:x:993:</text:p>
        </text:list-item>
        <text:list-item>
          <text:p text:style-name="P18">render:x:992:</text:p>
        </text:list-item>
        <text:list-item>
          <text:p text:style-name="P18">messagebus:x:101:</text:p>
        </text:list-item>
        <text:list-item>
          <text:p text:style-name="P18">syslog:x:102:</text:p>
        </text:list-item>
        <text:list-item>
          <text:p text:style-name="P18">systemd-resolve:x:991:</text:p>
        </text:list-item>
        <text:list-item>
          <text:p text:style-name="P18">uuidd:x:103:</text:p>
        </text:list-item>
        <text:list-item>
          <text:p text:style-name="P18">_ssh:x:104:</text:p>
        </text:list-item>
        <text:list-item>
          <text:p text:style-name="P18">tss:x:105:</text:p>
        </text:list-item>
        <text:list-item>
          <text:p text:style-name="P18">ssl-cert:x:106:</text:p>
        </text:list-item>
        <text:list-item>
          <text:p text:style-name="P18">systemd-oom:x:990:</text:p>
        </text:list-item>
        <text:list-item>
          <text:p text:style-name="P18">bluetooth:x:107:</text:p>
        </text:list-item>
        <text:list-item>
          <text:p text:style-name="P18">rdma:x:108:</text:p>
        </text:list-item>
        <text:list-item>
          <text:p text:style-name="P18">whoopsie:x:109:</text:p>
        </text:list-item>
        <text:list-item>
          <text:p text:style-name="P18">netdev:x:110:</text:p>
        </text:list-item>
        <text:list-item>
          <text:p text:style-name="P18">avahi:x:111:</text:p>
        </text:list-item>
        <text:list-item>
          <text:p text:style-name="P18">tcpdump:x:112:</text:p>
        </text:list-item>
        <text:list-item>
          <text:p text:style-name="P18">sssd:x:113:</text:p>
        </text:list-item>
        <text:list-item>
          <text:p text:style-name="P18">lpadmin:x:114:ola-youssef</text:p>
        </text:list-item>
        <text:list-item>
          <text:p text:style-name="P18">fwupd-refresh:x:989:</text:p>
        </text:list-item>
        <text:list-item>
          <text:p text:style-name="P18">scanner:x:115:saned</text:p>
        </text:list-item>
        <text:list-item>
          <text:p text:style-name="P18">saned:x:116:</text:p>
        </text:list-item>
        <text:list-item>
          <text:p text:style-name="P18">geoclue:x:117:</text:p>
        </text:list-item>
        <text:list-item>
          <text:p text:style-name="P18">pipewire:x:118:</text:p>
        </text:list-item>
        <text:list-item>
          <text:p text:style-name="P18">polkitd:x:988:</text:p>
        </text:list-item>
        <text:list-item>
          <text:p text:style-name="P18">rtkit:x:119:</text:p>
        </text:list-item>
        <text:list-item>
          <text:p text:style-name="P18">colord:x:120:</text:p>
        </text:list-item>
        <text:list-item>
          <text:p text:style-name="P18">gdm:x:121:</text:p>
        </text:list-item>
        <text:list-item>
          <text:p text:style-name="P18">nm-openvpn:x:122:</text:p>
        </text:list-item>
        <text:list-item>
          <text:p text:style-name="P18">lxd:x:123:</text:p>
        </text:list-item>
        <text:list-item>
          <text:p text:style-name="P18">nvidia-persistenced:x:124:</text:p>
        </text:list-item>
        <text:list-item>
          <text:p text:style-name="P18">gnome-remote-desktop:x:987:</text:p>
        </text:list-item>
        <text:list-item>
          <text:p text:style-name="P18">gamemode:x:986:</text:p>
        </text:list-item>
        <text:list-item>
          <text:p text:style-name="P18">gnome-initial-setup:x:985:</text:p>
        </text:list-item>
        <text:list-item>
          <text:p text:style-name="P18">ola-youssef:x:1000:</text:p>
        </text:list-item>
        <text:list-item>
          <text:p text:style-name="P18">winbindd_priv:x:984:</text:p>
        </text:list-item>
        <text:list-item>
          <text:p text:style-name="P18">docker:x:983:ola-youssef</text:p>
        </text:list-item>
        <text:list-item>
          <text:p text:style-name="P18">islam:x:1001:</text:p>
        </text:list-item>
        <text:list-item>
          <text:p text:style-name="P18">baduser:x:1002:</text:p>
        </text:list-item>
        <text:list-item>
          <text:p text:style-name="P21">pgroup:x:30000:</text:p>
        </text:list-item>
        <text:list-item>
          <text:p text:style-name="P5">Create a supplementary group called badgroup</text:p>
        </text:list-item>
        <text:list-item>
          <text:p text:style-name="P18"><text:span text:style-name="T36">ola-youssef@oy-pc:~$</text:span> sudo groupadd badgroup</text:p>
        </text:list-item>
        <text:list-item>
          <text:p text:style-name="P18"><text:span text:style-name="T36">ola-youssef@oy-pc:~$</text:span> getent group badgroup</text:p>
        </text:list-item>
        <text:list-item>
          <text:p text:style-name="P18">badgroup:x:30001:</text:p>
        </text:list-item>
        <text:list-item>
          <text:p text:style-name="P5">Add islam user to the pgroup group as a supplementary group</text:p>
        </text:list-item>
        <text:list-item>
          <text:p text:style-name="P18"><text:span text:style-name="T36">ola-youssef@oy-pc:~$</text:span> sudo usermod -aG pgroup islam</text:p>
        </text:list-item>
        <text:list-item>
          <text:p text:style-name="P18"><text:span text:style-name="T36">ola-youssef@oy-pc:~$</text:span> groups islam <text:s text:c="2"/></text:p>
        </text:list-item>
        <text:list-item>
          <text:p text:style-name="P18"><text:soft-page-break/>islam : islam users pgroup</text:p>
        </text:list-item>
        <text:list-item>
          <text:p text:style-name="P5">Modify the password of islam's account to password</text:p>
        </text:list-item>
        <text:list-item>
          <text:p text:style-name="P18"><text:span text:style-name="T36">ola-youssef@oy-pc:~$</text:span> sudo passwd islam</text:p>
        </text:list-item>
        <text:list-item>
          <text:p text:style-name="P18">New password: </text:p>
        </text:list-item>
        <text:list-item>
          <text:p text:style-name="P18">passwd: password updated successfully</text:p>
        </text:list-item>
        <text:list-item>
          <text:p text:style-name="P5">Modify islam's account so the password expires after 30 days</text:p>
        </text:list-item>
        <text:list-item>
          <text:p text:style-name="P18"><text:span text:style-name="T36">ola-youssef@oy-pc:~$</text:span> sudo chage -M 30 islam</text:p>
        </text:list-item>
        <text:list-item>
          <text:p text:style-name="P5">Lock bad user account so he can't log in</text:p>
        </text:list-item>
        <text:list-item>
          <text:p text:style-name="P18"><text:span text:style-name="T36">ola-youssef@oy-pc:~$</text:span> sudo passwd -l baduser </text:p>
        </text:list-item>
        <text:list-item>
          <text:p text:style-name="P18">passwd: password changed.</text:p>
        </text:list-item>
        <text:list-item>
          <text:p text:style-name="P18"><text:span text:style-name="T36">ola-youssef@oy-pc:~$</text:span> sudo grep baduser /etc/shadow</text:p>
        </text:list-item>
        <text:list-item>
          <text:p text:style-name="P18">baduser:!$y$j9T$2r9sP9b6P5Rf21JiIxaAB.$KTBy5oqG0nXO0Ridek89mBXKWGlj8FNLVOI13kit1s2:19955:0:99999:7:::</text:p>
        </text:list-item>
        <text:list-item>
          <text:p text:style-name="P5">Delete bad user account</text:p>
        </text:list-item>
        <text:list-item>
          <text:p text:style-name="P18"><text:span text:style-name="T36">ola-youssef@oy-pc:~$</text:span> sudo userdel -r baduser</text:p>
        </text:list-item>
        <text:list-item>
          <text:p text:style-name="P18">userdel: baduser mail spool (/var/mail/baduser) not found</text:p>
        </text:list-item>
        <text:list-item>
          <text:p text:style-name="P18"><text:span text:style-name="T36">ola-youssef@oy-pc:~$</text:span> find / -user baduser</text:p>
        </text:list-item>
        <text:list-item>
          <text:p text:style-name="P18">find: ‘baduser’ is not the name of a known user</text:p>
        </text:list-item>
        <text:list-item>
          <text:p text:style-name="P5">Delete the supplementary group called badgroup.</text:p>
        </text:list-item>
        <text:list-item>
          <text:p text:style-name="P18"><text:span text:style-name="T36">ola-youssef@oy-pc:~$</text:span> sudo groupdel badgroup</text:p>
        </text:list-item>
        <text:list-item>
          <text:p text:style-name="P5">Create a folder called myteam in your home directory and change its permissions to</text:p>
        </text:list-item>
        <text:list-item>
          <text:p text:style-name="P5">read only for the owner.</text:p>
        </text:list-item>
        <text:list-item>
          <text:p text:style-name="P1"><text:a xlink:type="simple" xlink:href="mailto:ola-youssef@oy-pc" text:style-name="Internet_20_link" text:visited-style-name="Visited_20_Internet_20_Link"><text:span text:style-name="T44">ola-youssef@oy-pc</text:span></text:a><text:span text:style-name="T44">:~$</text:span><text:span text:style-name="T39"> mkdir myteam</text:span></text:p>
        </text:list-item>
        <text:list-item>
          <text:p text:style-name="P18"><text:span text:style-name="T36">ola-youssef@oy-pc:~$</text:span> ls</text:p>
        </text:list-item>
        <text:list-item>
          <text:p text:style-name="P18">aws <text:s text:c="10"/>cprograms <text:s/>Documents <text:s/>get-docker.sh <text:s/>matrials <text:s/>myteam <text:s text:c="3"/>Public <text:s/>Templates</text:p>
        </text:list-item>
        <text:list-item>
          <text:p text:style-name="P18">awscliv2.zip <text:s/>Desktop <text:s text:c="3"/>Downloads <text:s/>hosts <text:s text:c="9"/>Music <text:s text:c="4"/>Pictures <text:s/>snap <text:s text:c="3"/>Videos</text:p>
        </text:list-item>
        <text:list-item>
          <text:p text:style-name="P18"><text:span text:style-name="T36">ola-youssef@oy-pc:~$</text:span> chmod 400 myteam <text:s/></text:p>
        </text:list-item>
        <text:list-item>
          <text:p text:style-name="P18"><text:span text:style-name="T36">ola-youssef@oy-pc:~$</text:span> ls -ld myteam <text:s/></text:p>
        </text:list-item>
        <text:list-item>
          <text:p text:style-name="P18">dr-------- 2 ola-youssef ola-youssef 4096 Aug 20 07:18 myteam</text:p>
        </text:list-item>
        <text:list-item>
          <text:p text:style-name="P5">Log out and log in by another user</text:p>
        </text:list-item>
        <text:list-item>
          <text:p text:style-name="P22">ola-youssef@oy-pc:~$ su - islam</text:p>
        </text:list-item>
        <text:list-item>
          <text:p text:style-name="P22">Password: </text:p>
        </text:list-item>
        <text:list-item>
          <text:p text:style-name="P35">Try to access (by cd command) the folder (myteam)</text:p>
        </text:list-item>
        <text:list-item>
          <text:p text:style-name="P23"><text:span text:style-name="T36">ola-youssef@oy-pc:~$</text:span> chmod 577 /home/ola-youssef/myteam</text:p>
        </text:list-item>
        <text:list-item>
          <text:p text:style-name="P23"><text:span text:style-name="T36">ola-youssef@oy-pc:~$</text:span> ls -ld /home/ola-youssef/myteam</text:p>
        </text:list-item>
        <text:list-item>
          <text:p text:style-name="P23">dr-xrwxrwx 2 ola-youssef ola-youssef 4096 Aug 20 09:06 /home/ola-youssef/myteam</text:p>
        </text:list-item>
        <text:list-item>
          <text:p text:style-name="P23"><text:span text:style-name="T36">ola-youssef@oy-pc:~$</text:span> su - islam</text:p>
        </text:list-item>
        <text:list-item>
          <text:p text:style-name="P23">Password: </text:p>
        </text:list-item>
        <text:list-item>
          <text:p text:style-name="P23">islam@oy-pc:~$ cd /home/ola-youssef/myteam</text:p>
        </text:list-item>
        <text:list-item>
          <text:p text:style-name="P23">-bash: cd: /home/ola-youssef/myteam: Permission denied</text:p>
        </text:list-item>
        <text:list-item>
          <text:p text:style-name="P5">Using the command Line</text:p>
          <text:list>
            <text:list-item>
              <text:p text:style-name="P5">Change the permissions of oldpasswd file to give owner read and write permissions and for group write and execute and execute only for the others (using chmod in 2 different ways)</text:p>
            </text:list-item>
            <text:list-item>
              <text:p text:style-name="P5">change your default permissions to be as above.</text:p>
            </text:list-item>
            <text:list-item>
              <text:p text:style-name="P23"><text:span text:style-name="T38">o</text:span><text:span text:style-name="T36">la-youssef@oy-pc:~$ </text:span>touch oldpasswd</text:p>
            </text:list-item>
            <text:list-item>
              <text:p text:style-name="P23"><text:span text:style-name="T36">ola-youssef@oy-pc:~$</text:span> ls</text:p>
            </text:list-item>
            <text:list-item>
              <text:p text:style-name="P23">aws <text:s text:c="10"/>Desktop <text:s text:c="3"/>get-docker.sh <text:s/>Music <text:s text:c="5"/>Pictures <text:s/>Templates</text:p>
            </text:list-item>
            <text:list-item>
              <text:p text:style-name="P23">awscliv2.zip <text:s/>Documents <text:s/>hosts <text:s text:c="9"/>myteam <text:s text:c="4"/>Public <text:s text:c="3"/>Videos</text:p>
            </text:list-item>
            <text:list-item>
              <text:p text:style-name="P23">cprograms <text:s text:c="4"/>Downloads <text:s/>matrials <text:s text:c="6"/>oldpasswd <text:s/>snap</text:p>
            </text:list-item>
            <text:list-item>
              <text:p text:style-name="P23"><text:span text:style-name="T36">ola-youssef@oy-pc:~$</text:span> ls -ld /home/ola-youssef/oldpasswd</text:p>
            </text:list-item>
            <text:list-item>
              <text:p text:style-name="P24"><text:soft-page-break/>-rw-rw-r-- 1 ola-youssef ola-youssef 0 Aug 20 09:59 /home/ola-youssef/oldpasswd <text:span text:style-name="T3">(</text:span><text:span text:style-name="T4">default permissions</text:span><text:span text:style-name="T3">)</text:span></text:p>
            </text:list-item>
            <text:list-item>
              <text:p text:style-name="P24"><text:span text:style-name="T36">ola-youssef@oy-pc:~$</text:span> chmod 631 /home/ola-youssef/oldpasswd</text:p>
            </text:list-item>
            <text:list-item>
              <text:p text:style-name="P24"><text:span text:style-name="T36">ola-youssef@oy-pc:~$</text:span> ls -ld /home/ola-youssef/oldpasswd</text:p>
            </text:list-item>
            <text:list-item>
              <text:p text:style-name="P24">-rw--wx--x 1 ola-youssef ola-youssef 0 Aug 20 09:59 /home/ola-youssef/oldpasswd</text:p>
            </text:list-item>
            <text:list-item>
              <text:p text:style-name="P24">chmod u=rw,g=wx,o=x /home/ola-youssef/oldpasswd</text:p>
            </text:list-item>
          </text:list>
        </text:list-item>
        <text:list-item>
          <text:p text:style-name="P6">What is the maximum permission a file can have, by default when it is just created? And what is that for directory.</text:p>
        </text:list-item>
        <text:list-item>
          <text:p text:style-name="P33">For Files is 644 </text:p>
        </text:list-item>
        <text:list-item>
          <text:p text:style-name="P33">Default permission is 666 <text:s/>= 110 110 110 </text:p>
        </text:list-item>
        <text:list-item>
          <text:p text:style-name="P33">Umask value is 002 <text:s/>= 000 000 010</text:p>
        </text:list-item>
        <text:list-item>
          <text:p text:style-name="P33">Abstract them = 644 110 110 100</text:p>
        </text:list-item>
        <text:list-item>
          <text:p text:style-name="P33">For Directories <text:s/>is 755</text:p>
        </text:list-item>
        <text:list-item>
          <text:p text:style-name="P33">Default permission is 777 = 111 111 111</text:p>
        </text:list-item>
        <text:list-item>
          <text:p text:style-name="P33">Umask value is 002 <text:s/>= 000 000 010</text:p>
        </text:list-item>
        <text:list-item>
          <text:p text:style-name="P25"><text:span text:style-name="T5">Abstract them = 755 11 10</text:span><text:span text:style-name="T25">1</text:span><text:span text:style-name="T5"> </text:span><text:span text:style-name="T25">0</text:span><text:span text:style-name="T5">10</text:span></text:p>
        </text:list-item>
        <text:list-item>
          <text:p text:style-name="P5">Change your default permissions to be no permission to everyone then create a directory and a file to verify.</text:p>
        </text:list-item>
        <text:list-item>
          <text:p text:style-name="P27"><text:span text:style-name="T36">ola-youssef@oy-pc:~$</text:span> umask 0777</text:p>
        </text:list-item>
        <text:list-item>
          <text:p text:style-name="P3"><text:a xlink:type="simple" xlink:href="mailto:ola-youssef@oy-pc" text:style-name="Internet_20_link" text:visited-style-name="Visited_20_Internet_20_Link"><text:span text:style-name="T44">ola-youssef@oy-pc</text:span></text:a><text:span text:style-name="T44">:~$</text:span><text:span text:style-name="T39"> mkdir testdire</text:span></text:p>
        </text:list-item>
        <text:list-item>
          <text:p text:style-name="P3"><text:a xlink:type="simple" xlink:href="mailto:ola-youssef@oy-pc" text:style-name="Internet_20_link" text:visited-style-name="Visited_20_Internet_20_Link"><text:span text:style-name="T44">ola-youssef@oy-pc</text:span></text:a><text:span text:style-name="T44">:~$</text:span><text:span text:style-name="T39"> ls -ld /home/ola-youssef/testdire</text:span></text:p>
        </text:list-item>
        <text:list-item>
          <text:p text:style-name="P26">dr-------- 2 ola-youssef ola-youssef <text:span text:style-name="T27">0</text:span> Aug 20 <text:span text:style-name="T26">10</text:span>:18 testdire</text:p>
        </text:list-item>
        <text:list-item>
          <text:p text:style-name="P3"><text:a xlink:type="simple" xlink:href="mailto:ola-youssef@oy-pc" text:style-name="Internet_20_link" text:visited-style-name="Visited_20_Internet_20_Link"><text:span text:style-name="T44">ola-youssef@oy-pc</text:span></text:a><text:span text:style-name="T44">:~$</text:span><text:span text:style-name="T39"> touch testfile</text:span></text:p>
        </text:list-item>
        <text:list-item>
          <text:p text:style-name="P3"><text:a xlink:type="simple" xlink:href="mailto:ola-youssef@oy-pc" text:style-name="Internet_20_link" text:visited-style-name="Visited_20_Internet_20_Link"><text:span text:style-name="T44">ola-youssef@oy-pc</text:span></text:a><text:span text:style-name="T44">:~$</text:span><text:span text:style-name="T39"> ls -ld /home/ola-youssef/test</text:span><text:span text:style-name="T45">file</text:span></text:p>
        </text:list-item>
        <text:list-item>
          <text:p text:style-name="P26">--------- 1 ola-youssef ola-youssef 0 Aug 20 <text:span text:style-name="T26">10</text:span>:<text:span text:style-name="T26">20</text:span> testfile</text:p>
        </text:list-item>
        <text:list-item>
          <text:p text:style-name="P5">What are the minimum permission needed for:</text:p>
          <text:list>
            <text:list-item>
              <text:p text:style-name="P5">Copy a directory (permission for source directory and permissions for target parent directory)</text:p>
            </text:list-item>
            <text:list-item>
              <text:p text:style-name="P5">Copy a file (permission for source file and and permission for target parent directory)</text:p>
            </text:list-item>
            <text:list-item>
              <text:p text:style-name="P5">Delete a file</text:p>
            </text:list-item>
            <text:list-item>
              <text:p text:style-name="P5">Change to a directory</text:p>
            </text:list-item>
            <text:list-item>
              <text:p text:style-name="P5">List a directory content (ls command)</text:p>
            </text:list-item>
            <text:list-item>
              <text:p text:style-name="P5">View a file content (more/cat command)</text:p>
            </text:list-item>
            <text:list-item>
              <text:p text:style-name="P5">Modify a file content</text:p>
            </text:list-item>
            <text:list-item>
              <text:p text:style-name="P36"><text:span text:style-name="Strong_20_Emphasis"><text:span text:style-name="T6">Copy a Directory</text:span></text:span><text:span text:style-name="T6">:</text:span></text:p>
            </text:list-item>
          </text:list>
        </text:list-item>
        <text:list-item>
          <text:p text:style-name="P37"><text:span text:style-name="Strong_20_Emphasis"><text:span text:style-name="T40">Source</text:span></text:span><text:span text:style-name="T40">: Read (</text:span><text:span text:style-name="Source_20_Text"><text:span text:style-name="T40">r</text:span></text:span><text:span text:style-name="T40">) and Execute (</text:span><text:span text:style-name="Source_20_Text"><text:span text:style-name="T40">x</text:span></text:span><text:span text:style-name="T40">).</text:span></text:p>
        </text:list-item>
        <text:list-item>
          <text:p text:style-name="P38"><text:span text:style-name="Strong_20_Emphasis"><text:span text:style-name="T40">Target Parent</text:span></text:span><text:span text:style-name="T40">: Write (</text:span><text:span text:style-name="Source_20_Text"><text:span text:style-name="T40">w</text:span></text:span><text:span text:style-name="T40">) and Execute (</text:span><text:span text:style-name="Source_20_Text"><text:span text:style-name="T40">x</text:span></text:span><text:span text:style-name="T40">).</text:span></text:p>
        </text:list-item>
        <text:list-item>
          <text:p text:style-name="P38"><text:span text:style-name="Strong_20_Emphasis"><text:span text:style-name="T12">Copy a File</text:span></text:span><text:span text:style-name="T12">:</text:span></text:p>
        </text:list-item>
        <text:list-item>
          <text:p text:style-name="P37"><text:span text:style-name="Strong_20_Emphasis"><text:span text:style-name="T40">Source</text:span></text:span><text:span text:style-name="T40">: Read (</text:span><text:span text:style-name="Source_20_Text"><text:span text:style-name="T40">r</text:span></text:span><text:span text:style-name="T40">).</text:span></text:p>
        </text:list-item>
        <text:list-item>
          <text:p text:style-name="P38"><text:span text:style-name="Strong_20_Emphasis"><text:span text:style-name="T40">Target Parent</text:span></text:span><text:span text:style-name="T40">: Write (</text:span><text:span text:style-name="Source_20_Text"><text:span text:style-name="T40">w</text:span></text:span><text:span text:style-name="T40">) and Execute (</text:span><text:span text:style-name="Source_20_Text"><text:span text:style-name="T40">x</text:span></text:span><text:span text:style-name="T40">).</text:span></text:p>
        </text:list-item>
        <text:list-item>
          <text:p text:style-name="P38"><text:span text:style-name="Strong_20_Emphasis"><text:span text:style-name="T12">Delete a File</text:span></text:span><text:span text:style-name="T12">:</text:span></text:p>
        </text:list-item>
        <text:list-item>
          <text:p text:style-name="P38"><text:span text:style-name="Strong_20_Emphasis"><text:span text:style-name="T40">Parent Directory</text:span></text:span><text:span text:style-name="T40">: Write (</text:span><text:span text:style-name="Source_20_Text"><text:span text:style-name="T40">w</text:span></text:span><text:span text:style-name="T40">) and Execute (</text:span><text:span text:style-name="Source_20_Text"><text:span text:style-name="T40">x</text:span></text:span><text:span text:style-name="T40">).</text:span></text:p>
        </text:list-item>
        <text:list-item>
          <text:p text:style-name="P38"><text:span text:style-name="Strong_20_Emphasis"><text:span text:style-name="T12">Change to a Directory</text:span></text:span><text:span text:style-name="T12">:</text:span></text:p>
        </text:list-item>
        <text:list-item>
          <text:p text:style-name="P38"><text:span text:style-name="Strong_20_Emphasis"><text:span text:style-name="T40">Directory</text:span></text:span><text:span text:style-name="T40">: Execute (</text:span><text:span text:style-name="Source_20_Text"><text:span text:style-name="T40">x</text:span></text:span><text:span text:style-name="T40">).</text:span></text:p>
        </text:list-item>
        <text:list-item>
          <text:p text:style-name="P38"><text:span text:style-name="Strong_20_Emphasis"><text:span text:style-name="T12">List Directory Content</text:span></text:span><text:span text:style-name="T12">:</text:span></text:p>
        </text:list-item>
        <text:list-item>
          <text:p text:style-name="P38"><text:soft-page-break/><text:span text:style-name="Strong_20_Emphasis"><text:span text:style-name="T40">Directory</text:span></text:span><text:span text:style-name="T40">: Read (</text:span><text:span text:style-name="Source_20_Text"><text:span text:style-name="T40">r</text:span></text:span><text:span text:style-name="T40">).</text:span></text:p>
        </text:list-item>
        <text:list-item>
          <text:p text:style-name="P38"><text:span text:style-name="Strong_20_Emphasis"><text:span text:style-name="T12">View File Content</text:span></text:span><text:span text:style-name="T12">:</text:span></text:p>
        </text:list-item>
        <text:list-item>
          <text:p text:style-name="P38"><text:span text:style-name="Strong_20_Emphasis"><text:span text:style-name="T40">File</text:span></text:span><text:span text:style-name="T40">: Read (</text:span><text:span text:style-name="Source_20_Text"><text:span text:style-name="T40">r</text:span></text:span><text:span text:style-name="T40">).</text:span></text:p>
        </text:list-item>
        <text:list-item>
          <text:p text:style-name="P38"><text:span text:style-name="Strong_20_Emphasis"><text:span text:style-name="T12">Modify File Content</text:span></text:span><text:span text:style-name="T12">:</text:span></text:p>
        </text:list-item>
        <text:list-item>
          <text:p text:style-name="P37"><text:span text:style-name="Strong_20_Emphasis"><text:span text:style-name="T40">File</text:span></text:span><text:span text:style-name="T40">: Write (</text:span><text:span text:style-name="Source_20_Text"><text:span text:style-name="T40">w</text:span></text:span><text:span text:style-name="T40">).</text:span></text:p>
        </text:list-item>
        <text:list-item>
          <text:p text:style-name="P38"><text:span text:style-name="Strong_20_Emphasis"><text:span text:style-name="T40">Parent Directory</text:span></text:span><text:span text:style-name="T40">: Write (</text:span><text:span text:style-name="Source_20_Text"><text:span text:style-name="T40">w</text:span></text:span><text:span text:style-name="T40">) (if needed).</text:span></text:p>
        </text:list-item>
        <text:list-item>
          <text:p text:style-name="P5">Create a file with permission 444. Try to edit in it and to remove it? Note what happened.</text:p>
        </text:list-item>
        <text:list-item>
          <text:p text:style-name="P14"><text:a xlink:type="simple" xlink:href="mailto:ola-youssef@oy-pc" text:style-name="Internet_20_link" text:visited-style-name="Visited_20_Internet_20_Link"><text:span text:style-name="T44">ola-youssef@oy-pc</text:span></text:a><text:span text:style-name="T44">:~$</text:span><text:span text:style-name="T39"> touch test2file</text:span></text:p>
        </text:list-item>
        <text:list-item>
          <text:p text:style-name="P14"><text:a xlink:type="simple" xlink:href="mailto:ola-youssef@oy-pc" text:style-name="Internet_20_link" text:visited-style-name="Visited_20_Internet_20_Link"><text:span text:style-name="T44">ola-youssef@oy-pc</text:span></text:a><text:span text:style-name="T44">:~$</text:span><text:span text:style-name="T39"> chmod 444 /home/ola-youssef/test</text:span><text:span text:style-name="T46">2</text:span><text:span text:style-name="T45">file</text:span></text:p>
        </text:list-item>
        <text:list-item>
          <text:p text:style-name="P14"><text:a xlink:type="simple" xlink:href="mailto:ola-youssef@oy-pc" text:style-name="Internet_20_link" text:visited-style-name="Visited_20_Internet_20_Link"><text:span text:style-name="T44">ola-youssef@oy-pc</text:span></text:a><text:span text:style-name="T44">:~$</text:span><text:span text:style-name="T39"> </text:span><text:span text:style-name="T45">echo "h</text:span><text:span text:style-name="T46">e</text:span><text:span text:style-name="T45">llooo" &gt; test2file</text:span></text:p>
        </text:list-item>
        <text:list-item>
          <text:p text:style-name="P28">-bash: test<text:span text:style-name="T29">2file</text:span>: Permission denied</text:p>
        </text:list-item>
        <text:list-item>
          <text:p text:style-name="P4"><text:a xlink:type="simple" xlink:href="mailto:ola-youssef@oy-pc" text:style-name="Internet_20_link" text:visited-style-name="Visited_20_Internet_20_Link"><text:span text:style-name="T44">ola-youssef@oy-pc</text:span></text:a><text:span text:style-name="T44">:~$</text:span><text:span text:style-name="T39"> </text:span><text:span text:style-name="T45">rm test2file</text:span></text:p>
        </text:list-item>
        <text:list-item>
          <text:p text:style-name="P28">rm: remove write-protected regular file 't<text:span text:style-name="T29">est2file</text:span>'? <text:span text:style-name="T29">Y </text:span></text:p>
        </text:list-item>
        <text:list-item>
          <text:p text:style-name="P28"><text:span text:style-name="T36">ola-youssef@oy-pc:~$ </text:span>ls</text:p>
        </text:list-item>
        <text:list-item>
          <text:p text:style-name="P28">aws <text:s text:c="10"/>Desktop <text:s text:c="3"/>get-docker.sh <text:s/>Music <text:s text:c="4"/>Public <text:s text:c="4"/>Videos</text:p>
        </text:list-item>
        <text:list-item>
          <text:p text:style-name="P28">awscliv2.zip <text:s/>Documents <text:s/>hosts <text:s text:c="9"/>myteam <text:s text:c="3"/>snap</text:p>
        </text:list-item>
        <text:list-item>
          <text:p text:style-name="P28">cprograms <text:s text:c="4"/>Downloads <text:s/>matrials <text:s text:c="6"/>Pictures <text:s/>Templates</text:p>
        </text:list-item>
        <text:list-item>
          <text:p text:style-name="P4"><text:span text:style-name="T21">Note that the file cannot be edited due to the read-only permission, and the </text:span><text:span text:style-name="Source_20_Text"><text:span text:style-name="T47">rm</text:span></text:span><text:span text:style-name="T22"> </text:span><text:span text:style-name="T21">command requires confirmation to delete the write-protected file.</text:span></text:p>
        </text:list-item>
        <text:list-item>
          <text:p text:style-name="P5">What is the difference between the “x” permission for a file and for a directory?</text:p>
        </text:list-item>
        <text:list-item>
          <text:p text:style-name="P16"><text:span text:style-name="Strong_20_Emphasis"><text:span text:style-name="T41">File "x" permission:</text:span></text:span><text:span text:style-name="Strong_20_Emphasis"><text:span text:style-name="T48"> </text:span></text:span><text:span text:style-name="Strong_20_Emphasis"><text:span text:style-name="T42">Enables the operating system to run the file as a binary executable or script.</text:span></text:span></text:p>
        </text:list-item>
        <text:list-item>
          <text:p text:style-name="P16"><text:span text:style-name="Strong_20_Emphasis"><text:span text:style-name="T42">Directory "x" permission:Enables access to the directory's contents, including listing files and subdirectories, and changing into the directory</text:span></text:span></text:p>
          <text:p text:style-name="P13"/>
        </text:list-item>
        <text:list-item>
          <text:p text:style-name="P5">Using vi write your CV in the file mycv. Your CV should include your name, age, school, college, experience,…</text:p>
          <text:p text:style-name="P5"/>
        </text:list-item>
        <text:list-item>
          <text:p text:style-name="P23"><text:span text:style-name="T36">ola-youssef@oy-pc:~$</text:span> vi mycv</text:p>
        </text:list-item>
        <text:list-item>
          <text:p text:style-name="P23"><text:span text:style-name="T36">ola-youssef@oy-pc:~$</text:span> cat mycv</text:p>
        </text:list-item>
        <text:list-item>
          <text:p text:style-name="P23">MY CV</text:p>
        </text:list-item>
        <text:list-item>
          <text:p text:style-name="P23">Name: Ola Youssef Mohammed</text:p>
        </text:list-item>
        <text:list-item>
          <text:p text:style-name="P23">Age: 21</text:p>
        </text:list-item>
        <text:list-item>
          <text:p text:style-name="P23">School: Sadat Academy for Management Sciences </text:p>
        </text:list-item>
        <text:list-item>
          <text:p text:style-name="P23">College: Computer Science </text:p>
        </text:list-item>
        <text:list-item>
          <text:p text:style-name="P23">Experience: Software Development Internship</text:p>
          <text:p text:style-name="P2"/>
        </text:list-item>
        <text:list-item>
          <text:p text:style-name="P5">Open mycv file using vi command then: Without using arrows state how to:</text:p>
          <text:list>
            <text:list-item>
              <text:p text:style-name="P9">Show all lines numbers</text:p>
              <text:p text:style-name="P34">1</text:p>
            </text:list-item>
            <text:list-item>
              <text:p text:style-name="P29">2 MY CV</text:p>
            </text:list-item>
            <text:list-item>
              <text:p text:style-name="P29">3 </text:p>
            </text:list-item>
            <text:list-item>
              <text:p text:style-name="P29">4 Name: Ola Youssef Mohammed</text:p>
            </text:list-item>
            <text:list-item>
              <text:p text:style-name="P29">5 Age: 21</text:p>
            </text:list-item>
            <text:list-item>
              <text:p text:style-name="P29">6 School: Sadat Academy for Management Sciences</text:p>
            </text:list-item>
            <text:list-item>
              <text:p text:style-name="P29">7 College: Computer Science</text:p>
            </text:list-item>
            <text:list-item>
              <text:p text:style-name="P29">8 Experience: Software Development Internship</text:p>
            </text:list-item>
            <text:list-item>
              <text:p text:style-name="P29">~ <text:s text:c="78"/></text:p>
              <text:p text:style-name="P29"><text:soft-page-break/><text:s text:c="77"/></text:p>
            </text:list-item>
            <text:list-item>
              <text:p text:style-name="P29">:set number</text:p>
              <text:p text:style-name="P15"/>
            </text:list-item>
            <text:list-item>
              <text:p text:style-name="P7">Step to line 5 (assuming that you are in line 1 and file is more than 5 lines).</text:p>
            </text:list-item>
            <text:list-item>
              <text:p text:style-name="P19">5G</text:p>
            </text:list-item>
            <text:list-item>
              <text:p text:style-name="P5">Delete the line you are on and line 5.</text:p>
            </text:list-item>
            <text:list-item>
              <text:p text:style-name="P23">cat mycv</text:p>
            </text:list-item>
            <text:list-item>
              <text:p text:style-name="P23">MY CV</text:p>
            </text:list-item>
            <text:list-item>
              <text:p text:style-name="P23">Name: Ola Youssef Mohammed</text:p>
            </text:list-item>
            <text:list-item>
              <text:p text:style-name="P23">College: Computer Science </text:p>
            </text:list-item>
            <text:list-item>
              <text:p text:style-name="P23">Experience: Software Development Internship</text:p>
            </text:list-item>
          </text:list>
          <text:p text:style-name="P23"/>
        </text:list-item>
        <text:list-item>
          <text:p text:style-name="P5">List the available shells in your system.</text:p>
        </text:list-item>
        <text:list-item>
          <text:p text:style-name="P30"><text:a xlink:type="simple" xlink:href="mailto:ola-youssef@oy-pc" text:style-name="Internet_20_link" text:visited-style-name="Visited_20_Internet_20_Link"><text:span text:style-name="T36">ola-youssef@oy-pc</text:span></text:a><text:span text:style-name="T36">:~$</text:span> cat /etc/shells</text:p>
        </text:list-item>
      </text:list>
      <text:list text:style-name="L15">
        <text:list-item>
          <text:p text:style-name="P31"># /etc/shells: valid login shells</text:p>
        </text:list-item>
        <text:list-item>
          <text:p text:style-name="P31">/bin/sh</text:p>
        </text:list-item>
        <text:list-item>
          <text:p text:style-name="P31">/usr/bin/sh</text:p>
        </text:list-item>
        <text:list-item>
          <text:p text:style-name="P31">/bin/bash</text:p>
        </text:list-item>
        <text:list-item>
          <text:p text:style-name="P31">/usr/bin/bash</text:p>
        </text:list-item>
        <text:list-item>
          <text:p text:style-name="P31">/bin/rbash</text:p>
        </text:list-item>
        <text:list-item>
          <text:p text:style-name="P31">/usr/bin/rbash</text:p>
        </text:list-item>
        <text:list-item>
          <text:p text:style-name="P31">/usr/bin/dash</text:p>
        </text:list-item>
        <text:list-item>
          <text:p text:style-name="P8">List the environment variables in your current shell.</text:p>
        </text:list-item>
        <text:list-item>
          <text:p text:style-name="P31"><text:span text:style-name="T36">ola-youssef@oy-pc:~$</text:span> printenv</text:p>
        </text:list-item>
        <text:list-item>
          <text:p text:style-name="P10">List all of the environment variables for the bash shell.</text:p>
        </text:list-item>
        <text:list-item>
          <text:p text:style-name="P20"><text:span text:style-name="T35">ola-youssef@oy-pc:~$</text:span> export</text:p>
        </text:list-item>
        <text:list-item>
          <text:p text:style-name="P10">What are the commands that list the value of a specific variable?</text:p>
        </text:list-item>
        <text:list-item>
          <text:p text:style-name="P31">Echo <text:span text:style-name="T31">$ variable</text:span></text:p>
        </text:list-item>
        <text:list-item>
          <text:p text:style-name="P31">printenv <text:span text:style-name="T31">variable</text:span></text:p>
        </text:list-item>
        <text:list-item>
          <text:p text:style-name="P10">Display your current shell name.</text:p>
        </text:list-item>
        <text:list-item>
          <text:p text:style-name="P31"><text:span text:style-name="T36">ola-youssef@oy-pc:~$</text:span> echo $SHELL</text:p>
        </text:list-item>
        <text:list-item>
          <text:p text:style-name="P31">/bin/bash</text:p>
        </text:list-item>
        <text:list-item>
          <text:p text:style-name="P10">Execute the following command :</text:p>
          <text:list>
            <text:list-item>
              <text:p text:style-name="P10">echo \ then press enter</text:p>
            </text:list-item>
            <text:list-item>
              <text:p text:style-name="P10">What is the purpose of \ ?</text:p>
            </text:list-item>
            <text:list-item>
              <text:p text:style-name="P11"><text:span text:style-name="T21">The </text:span><text:span text:style-name="Source_20_Text"><text:span text:style-name="T47">\</text:span></text:span><text:span text:style-name="T22"> </text:span><text:span text:style-name="T21">character at the end of a command tells the shell that the command is not complete and more input is needed.</text:span><text:span text:style-name="T19"> </text:span></text:p>
            </text:list-item>
            <text:list-item>
              <text:p text:style-name="P10">Notice the prompt ”&gt;” what is that? and how can you change it from “&gt;” to “:”. <text:span text:style-name="T1">(Search PS1, PS2, …)</text:span></text:p>
            </text:list-item>
            <text:list-item>
              <text:p text:style-name="P12"><text:span text:style-name="T21">When you press Enter, the shell displays a </text:span><text:span text:style-name="Source_20_Text"><text:span text:style-name="T47">&gt;</text:span></text:span><text:span text:style-name="T22"> </text:span><text:span text:style-name="T21">prompt, waiting for additional input.</text:span></text:p>
            </text:list-item>
            <text:list-item>
              <text:p text:style-name="P32"><text:span text:style-name="T17">ola-youssef@oy-pc:~$</text:span><text:span text:style-name="T13"> PS2=': '</text:span></text:p>
            </text:list-item>
          </text:list>
        </text:list-item>
        <text:list-item>
          <text:p text:style-name="P8">Create a Bash shell alias named ls for the “ls –l” command</text:p>
        </text:list-item>
        <text:list-item>
          <text:p text:style-name="P31"><text:span text:style-name="T36">ola-youssef@oy-pc:~$</text:span> alias ls='ls -l'</text:p>
          <text:p text:style-name="P11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" svg:font-family="Inter, 'Inter Fallback', ui-sans-serif, system-ui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16:37:47.057543280</meta:creation-date>
    <dc:date>2024-08-24T09:44:34.509370607</dc:date>
    <meta:editing-duration>PT2H25M59S</meta:editing-duration>
    <meta:editing-cycles>6</meta:editing-cycles>
    <meta:generator>LibreOffice/24.2.5.2$Linux_X86_64 LibreOffice_project/d6e8b0f3fc6e8af2b00cf4969fd0d2fa45b9a62e</meta:generator>
    <meta:document-statistic meta:table-count="0" meta:image-count="0" meta:object-count="0" meta:page-count="7" meta:paragraph-count="331" meta:word-count="1811" meta:character-count="11363" meta:non-whitespace-character-count="9871"/>
  </office:meta>
</office:document-meta>
</file>